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693" officeooo:paragraph-rsid="00175693"/>
    </style:style>
    <style:style style:name="P2" style:family="paragraph" style:parent-style-name="Standard">
      <style:paragraph-properties fo:text-align="center" style:justify-single-word="false"/>
      <style:text-properties fo:font-size="22pt" officeooo:rsid="00175693" officeooo:paragraph-rsid="00175693" style:font-size-asian="22pt" style:font-size-complex="22pt"/>
    </style:style>
    <style:style style:name="P3" style:family="paragraph" style:parent-style-name="Standard">
      <style:paragraph-properties fo:margin-top="0in" fo:margin-bottom="0.2402in" loext:contextual-spacing="false" fo:text-align="justify" style:justify-single-word="false"/>
      <style:text-properties fo:language="zxx" fo:country="none" officeooo:rsid="001c4717" officeooo:paragraph-rsid="00191a21" style:language-asian="zxx" style:country-asian="none" style:language-complex="zxx" style:country-complex="none"/>
    </style:style>
    <style:style style:name="P4" style:family="paragraph" style:parent-style-name="Standard">
      <style:paragraph-properties fo:margin-top="0in" fo:margin-bottom="0.2402in" loext:contextual-spacing="false" fo:text-align="justify" style:justify-single-word="false"/>
      <style:text-properties fo:language="zxx" fo:country="none" officeooo:rsid="00191a21" officeooo:paragraph-rsid="00191a21" style:language-asian="zxx" style:country-asian="none" style:language-complex="zxx" style:country-complex="none"/>
    </style:style>
    <style:style style:name="P5" style:family="paragraph" style:parent-style-name="Standard">
      <style:paragraph-properties fo:margin-top="0in" fo:margin-bottom="0.2402in" loext:contextual-spacing="false" fo:text-align="justify" style:justify-single-word="false"/>
      <style:text-properties fo:language="zxx" fo:country="none" officeooo:rsid="0020f848" officeooo:paragraph-rsid="00191a21" style:language-asian="zxx" style:country-asian="none" style:language-complex="zxx" style:country-complex="none"/>
    </style:style>
    <style:style style:name="P6" style:family="paragraph" style:parent-style-name="Standard">
      <style:paragraph-properties fo:margin-top="0in" fo:margin-bottom="0.2402in" loext:contextual-spacing="false" fo:text-align="justify" style:justify-single-word="false"/>
      <style:text-properties fo:language="zxx" fo:country="none" officeooo:paragraph-rsid="00191a21" style:language-asian="zxx" style:country-asian="none" style:language-complex="zxx" style:country-complex="none"/>
    </style:style>
    <style:style style:name="P7" style:family="paragraph" style:parent-style-name="Standard">
      <style:paragraph-properties fo:margin-top="0in" fo:margin-bottom="0.2402in" loext:contextual-spacing="false" fo:text-align="justify" style:justify-single-word="false"/>
      <style:text-properties officeooo:rsid="00175693" officeooo:paragraph-rsid="00175693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191a21" style:language-asian="zxx" style:country-asian="none" style:language-complex="zxx" style:country-complex="none"/>
    </style:style>
    <style:style style:name="T3" style:family="text">
      <style:text-properties officeooo:rsid="00191a21"/>
    </style:style>
    <style:style style:name="T4" style:family="text">
      <style:text-properties officeooo:rsid="001d2f87"/>
    </style:style>
    <style:style style:name="T5" style:family="text">
      <style:text-properties officeooo:rsid="00240b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Zadatak 2 – Emulator</text:p>
      <text:p text:style-name="P1"/>
      <text:p text:style-name="P7"><text:tab/>Rešenje zadatka se sastoji od klasa Linker <text:span text:style-name="T1">i Emulator i pomoćnih klasa koje one koriste: </text:span><text:span text:style-name="T2">Tabele simbola, Tabele sekcija, Tabele relokacionih zapisa, Semafora, Terminala i Tajmera. Za kreiranje objekta Emulatora potrebno je proslediti konstruktoru niz fajlova koji predstavljaju izlaz iz asemblera iz zadatka 1, kao i broj tih fajlova. Zatim da bi se zapocela emulacija, potrebno je pozvati njegovu metodu emulate. Memorija u emulatoru predstavljena je nizom veličine 2^16 bajtova, a registri nizom od 8 dvobajtnih reči.</text:span></text:p>
      <text:p text:style-name="P3"><text:tab/>Tabela simbola za čuvanje simbola koristi heš mapu. <text:span text:style-name="T4">Ključ je naziv simbola, a vrednost je pokazivač na strukturu koja sadrži ostale atribute simbola. Ostale vrednosti su: pokazivač na sekciju u kojoj se nalazi taj simbol, vrednost simbola, indikatori defined i global koji govore da li je dati simbol definisan, odnosno, globalan, jedinstveni id simbola </text:span><text:span text:style-name="T5">i ulančanu listu referenciranja unapred</text:span><text:span text:style-name="T4">. Ako je za sekciju upisana vrednost 0 (nullptr), onda postoje dve mogućnosti: ako je simbol definisan, to znači da ne pripada nijednoj sekciji (apsolutan je), a ako nije definisan, onda se taj simbol uvozi iz nekog drugog fajla.</text:span></text:p>
      <text:p text:style-name="P4"><text:tab/>Tabela sekcija čuva simbole koji predstavljaju sekcije koristeći heš mapu. Simboli koji predstavljaju sekcije dodadtno sadrže i prava pristupa, vector koji sadrži mašinski kod sekcije i veličinu tog vectora.</text:p>
      <text:p text:style-name="P5"><text:tab/>Tabela relokacionih zapisa se sastoji iz ulančane liste struktura koje predstavljaju jedan relokacioni zapis. Ta struktura sadrži sledeća polja: <text:span text:style-name="T3">P</text:span>omera<text:span text:style-name="T3">j</text:span> od pocetka sekcije na kom je referenciran određeni simbol, naziv simbola koji je referenciran u ovom zapisu, tipa relokacionog zapisa (apsolutni ili pc relativni) i flega koji govori da li se vrednost simbola dodaje na ovo mesto ili se oduzima. <text:span text:style-name="T3">Svaka sekcija u sebi sadrži jednu tabelu relokacionih zapisa.</text:span></text:p>
      <text:p text:style-name="P4"><text:tab/>Semafor je implementiran koristeći mutex i uslovne promenljive iz C++.</text:p>
      <text:p text:style-name="P4"><text:tab/>Terminal predstavlja klasu koja oponaša periferiju terminal. Ona se sastoji od dve niti koje se pokreću na početku emulacije. Jedna nit predstavlja tastaturu, a druga konzolu. Za sinhronizaciju su korišćeni semafori. Pritiskom tastera na tastaturi odblokiraće se nit koja predstavlja tastaturu i u memorijski mapiran registar data_in upisaće ASCII vrednost znaka koji je pritisnut, a zatim će se opet blokirati. Upisom vrednosti u memorijski mapiran registar data_out odblokiraće se nit koja predstavlja konzolu i ispisaće ASCII kod vrednosti koja je upisana. Ako se pokuša upis u data_out registar pre nego što je nit koja predstavlja konzolu pročitala znak iz data_out registra, doći će do blokiranja te niti koja je pokušala upis sve dok se ne ispiše karakter iz data_out registra na konzolu.</text:p>
      <text:p text:style-name="P6"><text:tab/>Tajmer je klasa koja oponoša periferiju tajmera. Ona se sastoji od niti koja periodično šalje prekid procesoru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3T20:14:50.367168294</meta:creation-date>
    <dc:date>2020-08-23T21:08:36.526349729</dc:date>
    <meta:editing-duration>PT20M53S</meta:editing-duration>
    <meta:editing-cycles>1</meta:editing-cycles>
    <meta:document-statistic meta:table-count="0" meta:image-count="0" meta:object-count="0" meta:page-count="1" meta:paragraph-count="8" meta:word-count="424" meta:character-count="2810" meta:non-whitespace-character-count="2386"/>
    <meta:generator>LibreOffice/6.4.4.2$Linux_X86_64 LibreOffice_project/40$Build-2</meta:generator>
  </office:meta>
</office:document-meta>
</file>